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 423 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24184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53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594533</text:p>
          </table:table-cell>
          <table:table-cell table:style-name="Tabla2.D3" office:value-type="string">
            <text:p text:style-name="P23">25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4/08/2021</text:p>
          </table:table-cell>
          <table:table-cell table:style-name="Tabla2.A4" office:value-type="string">
            <text:p text:style-name="P22">983749</text:p>
          </table:table-cell>
          <table:table-cell table:style-name="Tabla2.D4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EADA: 20/08/21<text:line-break/>FICHA MODIFICADA: 24/08/21<text:line-break/>ADICIONO MAS CANTIDAD A SU PEDIDO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36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